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35cm"/>
    </style:style>
    <style:style style:name="co3" style:family="table-column">
      <style:table-column-properties fo:break-before="auto" style:column-width="12.5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remier</text:p>
          </table:table-cell>
          <table:table-cell table:style-name="ce1" office:value-type="string" calcext:value-type="string">
            <text:p>Suiv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G</text:p>
          </table:table-cell>
          <table:table-cell table:style-name="ce2" office:value-type="string" calcext:value-type="string">
            <text:p>Int \ idf \ ε</text:p>
          </table:table-cell>
          <table:table-cell table:style-name="ce7" office:value-type="string" calcext:value-type="string">
            <text:p>┴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DV</text:p>
          </table:table-cell>
          <table:table-cell table:style-name="ce3" office:value-type="string" calcext:value-type="string">
            <text:p>Int \ ε</text:p>
          </table:table-cell>
          <table:table-cell table:style-name="ce3" office:value-type="string" calcext:value-type="string">
            <text:p>Idf \ ┴ \ {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DV</text:p>
          </table:table-cell>
          <table:table-cell table:style-name="ce3" office:value-type="string" calcext:value-type="string">
            <text:p>int</text:p>
          </table:table-cell>
          <table:table-cell table:style-name="ce3" table:formula="of:=CONCATENATE(&quot;; \ &quot;;[.C11])" office:value-type="string" office:string-value="; \ )" calcext:value-type="string">
            <text:p>; \ 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DVB</text:p>
          </table:table-cell>
          <table:table-cell table:style-name="ce3" office:value-type="string" calcext:value-type="string">
            <text:p>, \ ε</text:p>
          </table:table-cell>
          <table:table-cell table:style-name="ce3" table:formula="of:=[.C4]" office:value-type="string" office:string-value="; \ )" calcext:value-type="string">
            <text:p>; \ 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V</text:p>
          </table:table-cell>
          <table:table-cell table:style-name="ce3" office:value-type="string" calcext:value-type="string">
            <text:p>int</text:p>
          </table:table-cell>
          <table:table-cell table:style-name="ce3" table:formula="of:=CONCATENATE(&quot;, \ &quot;;[.C4])" office:value-type="string" office:string-value=", \ ; \ )" calcext:value-type="string">
            <text:p>, \ ; \ 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TT</text:p>
          </table:table-cell>
          <table:table-cell table:style-name="ce3" office:value-type="string" calcext:value-type="string">
            <text:p>[ \ ε</text:p>
          </table:table-cell>
          <table:table-cell table:style-name="ce3" table:formula="of:=CONCATENATE([.C6])" office:value-type="string" office:string-value=", \ ; \ )" calcext:value-type="string">
            <text:p>, \ ; \ 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DF</text:p>
          </table:table-cell>
          <table:table-cell table:style-name="ce3" office:value-type="string" calcext:value-type="string">
            <text:p>Idf \ ε</text:p>
          </table:table-cell>
          <table:table-cell table:style-name="ce3" table:formula="of:=CONCATENATE([.C2])" office:value-type="string" office:string-value="┴" calcext:value-type="string">
            <text:p>┴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F</text:p>
          </table:table-cell>
          <table:table-cell table:style-name="ce3" office:value-type="string" calcext:value-type="string">
            <text:p>idf</text:p>
          </table:table-cell>
          <table:table-cell table:style-name="ce3" table:formula="of:=CONCATENATE(&quot;idf \ &quot;;[.C8])" office:value-type="string" office:string-value="idf \ ┴" calcext:value-type="string">
            <text:p>idf \ ┴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(</text:p>
          </table:table-cell>
          <table:table-cell table:style-name="ce3" table:formula="of:=CONCATENATE(&quot;int \ &quot;;[.C9])" office:value-type="string" office:string-value="int \ idf \ ┴" calcext:value-type="string">
            <text:p>int \ idf \ ┴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LDV</text:p>
          </table:table-cell>
          <table:table-cell table:style-name="ce3" office:value-type="string" calcext:value-type="string">
            <text:p>Int \ ε</text:p>
          </table:table-cell>
          <table:table-cell table:style-name="ce3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dv \ { \ si \ tq \ idf \ ret \ ecr \ ; \ fr</text:p>
          </table:table-cell>
          <table:table-cell table:style-name="ce3" table:formula="of:=CONCATENATE(&quot;Idv \ { \ si \ tq \ idf \ ret \ ecr \ ; \ &quot;;[.C15])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AFF</text:p>
          </table:table-cell>
          <table:table-cell table:style-name="ce3" office:value-type="string" calcext:value-type="string">
            <text:p>idv</text:p>
          </table:table-cell>
          <table:table-cell table:style-name="ce3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B</text:p>
          </table:table-cell>
          <table:table-cell table:style-name="ce3" office:value-type="string" calcext:value-type="string">
            <text:p>{</text:p>
          </table:table-cell>
          <table:table-cell table:style-name="ce3" table:formula="of:=CONCATENATE(&quot;sin \ &quot;;[.C16])" office:value-type="string" office:string-value="sin \ Idv \ { \ si \ tq \ idf \ ret \ ecr \ ; \ }" calcext:value-type="string">
            <text:p>sin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Idv \ { \ si \ tq \ idf \ ret \ ecr \ ; \ ε \ fr</text:p>
          </table:table-cell>
          <table:table-cell table:style-name="ce3" office:value-type="string" calcext:value-type="string">
            <text:p>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SI</text:p>
          </table:table-cell>
          <table:table-cell table:style-name="ce3" office:value-type="string" calcext:value-type="string">
            <text:p>si</text:p>
          </table:table-cell>
          <table:table-cell table:style-name="ce3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SINON</text:p>
          </table:table-cell>
          <table:table-cell table:style-name="ce3" office:value-type="string" calcext:value-type="string">
            <text:p>sin \ ε</text:p>
          </table:table-cell>
          <table:table-cell table:style-name="ce3" table:formula="of:=[.C16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TQ</text:p>
          </table:table-cell>
          <table:table-cell table:style-name="ce3" office:value-type="string" calcext:value-type="string">
            <text:p>tq</text:p>
          </table:table-cell>
          <table:table-cell table:style-name="ce3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APP</text:p>
          </table:table-cell>
          <table:table-cell table:style-name="ce3" office:value-type="string" calcext:value-type="string">
            <text:p>idf</text:p>
          </table:table-cell>
          <table:table-cell table:style-name="ce3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RET</text:p>
          </table:table-cell>
          <table:table-cell table:style-name="ce3" office:value-type="string" calcext:value-type="string">
            <text:p>ret</text:p>
          </table:table-cell>
          <table:table-cell table:style-name="ce3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ECR</text:p>
          </table:table-cell>
          <table:table-cell table:style-name="ce3" office:value-type="string" calcext:value-type="string">
            <text:p>ecr</text:p>
          </table:table-cell>
          <table:table-cell table:style-name="ce3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VIDE</text:p>
          </table:table-cell>
          <table:table-cell table:style-name="ce3" office:value-type="string" calcext:value-type="string">
            <text:p>;</text:p>
          </table:table-cell>
          <table:table-cell table:style-name="ce3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! \ ( \ nb \ idf \ idv \ lire</text:p>
          </table:table-cell>
          <table:table-cell table:style-name="ce3" table:formula="of:=CONCATENATE(&quot;alr \ fr \ ] \ | \ , \ &quot;;[.C38];&quot; \ &quot;;[.C40])" office:value-type="string" office:string-value="alr \ fr \ ] \ | \ , \ ) \ Idv \ { \ si \ tq \ idf \ ret \ ecr \ ; \ }" calcext:value-type="string">
            <text:p>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XPB</text:p>
          </table:table-cell>
          <table:table-cell table:style-name="ce3" office:value-type="string" calcext:value-type="string">
            <text:p>| \ ε</text:p>
          </table:table-cell>
          <table:table-cell table:style-name="ce3" table:formula="of:=CONCATENATE([.C23])" office:value-type="string" office:string-value="alr \ fr \ ] \ | \ , \ ) \ Idv \ { \ si \ tq \ idf \ ret \ ecr \ ; \ }" calcext:value-type="string">
            <text:p>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J</text:p>
          </table:table-cell>
          <table:table-cell table:style-name="ce3" office:value-type="string" calcext:value-type="string">
            <text:p>! \ ( \ nb \ idf \ idv \ lire</text:p>
          </table:table-cell>
          <table:table-cell table:style-name="ce3" table:formula="of:=CONCATENATE([.C23])" office:value-type="string" office:string-value="alr \ fr \ ] \ | \ , \ ) \ Idv \ { \ si \ tq \ idf \ ret \ ecr \ ; \ }" calcext:value-type="string">
            <text:p>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JB</text:p>
          </table:table-cell>
          <table:table-cell table:style-name="ce3" office:value-type="string" calcext:value-type="string">
            <text:p>&amp; \ ε</text:p>
          </table:table-cell>
          <table:table-cell table:style-name="ce3" table:formula="of:=CONCATENATE([.C25])" office:value-type="string" office:string-value="alr \ fr \ ] \ | \ , \ ) \ Idv \ { \ si \ tq \ idf \ ret \ ecr \ ; \ }" calcext:value-type="string">
            <text:p>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! \ ( \ nb \ idf \ idv \ lire</text:p>
          </table:table-cell>
          <table:table-cell table:style-name="ce3" table:formula="of:=CONCATENATE(&quot;&amp; \ &quot;;[.C25])" office:value-type="string" office:string-value="&amp; \ alr \ fr \ ] \ | \ , \ ) \ Idv \ { \ si \ tq \ idf \ ret \ ecr \ ; \ }" calcext:value-type="string">
            <text:p>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PB</text:p>
          </table:table-cell>
          <table:table-cell table:style-name="ce3" office:value-type="string" calcext:value-type="string">
            <text:p>&lt; \ = \ ε</text:p>
          </table:table-cell>
          <table:table-cell table:style-name="ce3" table:formula="of:=[.C27]" office:value-type="string" office:string-value="&amp; \ alr \ fr \ ] \ | \ , \ ) \ Idv \ { \ si \ tq \ idf \ ret \ ecr \ ; \ }" calcext:value-type="string">
            <text:p>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! \ ( \ nb \ idf \ idv \ lire</text:p>
          </table:table-cell>
          <table:table-cell table:style-name="ce3" table:formula="of:=CONCATENATE(&quot;&lt; \ = \ &quot;;[.C27])" office:value-type="string" office:string-value="&lt; \ = \ &amp; \ alr \ fr \ ] \ | \ , \ ) \ Idv \ { \ si \ tq \ idf \ ret \ ecr \ ; \ }" calcext:value-type="string">
            <text:p>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+ \ - \ ε</text:p>
          </table:table-cell>
          <table:table-cell table:style-name="ce3" table:formula="of:=[.C29]" office:value-type="string" office:string-value="&lt; \ = \ &amp; \ alr \ fr \ ] \ | \ , \ ) \ Idv \ { \ si \ tq \ idf \ ret \ ecr \ ; \ }" calcext:value-type="string">
            <text:p>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! \ ( \ nb \ idf \ idv \ lire</text:p>
          </table:table-cell>
          <table:table-cell table:style-name="ce3" table:formula="of:=CONCATENATE(&quot;+ \ - \ &quot;;[.C29])" office:value-type="string" office:string-value="+ \ - \ &lt; \ = \ &amp; \ alr \ fr \ ] \ | \ , \ ) \ Idv \ { \ si \ tq \ idf \ ret \ ecr \ ; \ }" calcext:value-type="string">
            <text:p>+ \ - \ 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B</text:p>
          </table:table-cell>
          <table:table-cell table:style-name="ce3" office:value-type="string" calcext:value-type="string">
            <text:p>* \ / \ ε</text:p>
          </table:table-cell>
          <table:table-cell table:style-name="ce3" table:formula="of:=[.C31]" office:value-type="string" office:string-value="+ \ - \ &lt; \ = \ &amp; \ alr \ fr \ ] \ | \ , \ ) \ Idv \ { \ si \ tq \ idf \ ret \ ecr \ ; \ }" calcext:value-type="string">
            <text:p>+ \ - \ 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G</text:p>
          </table:table-cell>
          <table:table-cell table:style-name="ce3" office:value-type="string" calcext:value-type="string">
            <text:p>! \ ( \ nb \ idf \ idv \ lire</text:p>
          </table:table-cell>
          <table:table-cell table:style-name="ce3" table:formula="of:=CONCATENATE(&quot;* \ / \ &quot;;[.C31])" office:value-type="string" office:string-value="* \ / \ + \ - \ &lt; \ = \ &amp; \ alr \ fr \ ] \ | \ , \ ) \ Idv \ { \ si \ tq \ idf \ ret \ ecr \ ; \ }" calcext:value-type="string">
            <text:p>* \ / \ + \ - \ 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( \ nb \ idf \ idv \ lire</text:p>
          </table:table-cell>
          <table:table-cell table:style-name="ce3" table:formula="of:=[.C33]" office:value-type="string" office:string-value="* \ / \ + \ - \ &lt; \ = \ &amp; \ alr \ fr \ ] \ | \ , \ ) \ Idv \ { \ si \ tq \ idf \ ret \ ecr \ ; \ }" calcext:value-type="string">
            <text:p>* \ / \ + \ - \ 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idv</text:p>
          </table:table-cell>
          <table:table-cell table:style-name="ce3" table:formula="of:=CONCATENATE([.C34])" office:value-type="string" office:string-value="* \ / \ + \ - \ &lt; \ = \ &amp; \ alr \ fr \ ] \ | \ , \ ) \ Idv \ { \ si \ tq \ idf \ ret \ ecr \ ; \ }" calcext:value-type="string">
            <text:p>* \ / \ + \ - \ 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IND</text:p>
          </table:table-cell>
          <table:table-cell table:style-name="ce3" office:value-type="string" calcext:value-type="string">
            <text:p>[ \ ε</text:p>
          </table:table-cell>
          <table:table-cell table:style-name="ce3" table:formula="of:=[.C35]" office:value-type="string" office:string-value="* \ / \ + \ - \ &lt; \ = \ &amp; \ alr \ fr \ ] \ | \ , \ ) \ Idv \ { \ si \ tq \ idf \ ret \ ecr \ ; \ }" calcext:value-type="string">
            <text:p>* \ / \ + \ - \ 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PPF</text:p>
          </table:table-cell>
          <table:table-cell table:style-name="ce3" office:value-type="string" calcext:value-type="string">
            <text:p>idf</text:p>
          </table:table-cell>
          <table:table-cell table:style-name="ce3" table:formula="of:=[.C36]" office:value-type="string" office:string-value="* \ / \ + \ - \ &lt; \ = \ &amp; \ alr \ fr \ ] \ | \ , \ ) \ Idv \ { \ si \ tq \ idf \ ret \ ecr \ ; \ }" calcext:value-type="string">
            <text:p>* \ / \ + \ - \ 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XP</text:p>
          </table:table-cell>
          <table:table-cell table:style-name="ce6" office:value-type="string" calcext:value-type="string">
            <text:p>| \ , \ ε</text:p>
          </table:table-cell>
          <table:table-cell table:style-name="ce3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XPB</text:p>
          </table:table-cell>
          <table:table-cell table:style-name="ce3" office:value-type="string" calcext:value-type="string">
            <text:p>, \ ε</text:p>
          </table:table-cell>
          <table:table-cell table:style-name="ce3" table:formula="of:=[.C38]" office:value-type="string" office:string-value=")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FT</text:p>
          </table:table-cell>
          <table:table-cell table:style-name="ce4" office:value-type="string" calcext:value-type="string">
            <text:p>fr</text:p>
          </table:table-cell>
          <table:table-cell table:style-name="ce4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5:13:24.097821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6:14:20.613503432</meta:creation-date>
    <dc:date>2017-02-14T15:59:55.097099190</dc:date>
    <meta:editing-duration>PT1H20M28S</meta:editing-duration>
    <meta:editing-cycles>10</meta:editing-cycles>
    <meta:generator>LibreOffice/4.2.8.2$Linux_X86_64 LibreOffice_project/420m0$Build-2</meta:generator>
    <meta:document-statistic meta:table-count="1" meta:cell-count="120" meta:object-count="0"/>
  </office:meta>
</office:document-meta>
</file>